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fo:font-size="12pt" style:font-size-asian="12pt" style:font-size-complex="12pt"/>
    </style:style>
    <style:style style:name="P4" style:parent-style-name="Paragraphedeliste" style:family="paragraph">
      <style:text-properties fo:font-size="12pt" style:font-size-asian="12pt" style:font-size-complex="12pt"/>
    </style:style>
    <style:style style:name="P5" style:parent-style-name="Paragraphedeliste" style:family="paragraph">
      <style:text-properties fo:font-size="12pt" style:font-size-asian="12pt" style:font-size-complex="12pt"/>
    </style:style>
    <style:style style:name="P6" style:parent-style-name="Paragraphedeliste" style:family="paragraph">
      <style:text-properties fo:font-size="12pt" style:font-size-asian="12pt" style:font-size-complex="12pt"/>
    </style:style>
    <style:style style:name="P7" style:parent-style-name="Paragraphedeliste" style:family="paragraph">
      <style:text-properties fo:font-size="12pt" style:font-size-asian="12pt" style:font-size-complex="12pt"/>
    </style:style>
    <style:style style:name="P8" style:parent-style-name="Paragraphedeliste" style:family="paragraph">
      <style:text-properties fo:font-size="12pt" style:font-size-asian="12pt" style:font-size-complex="12pt"/>
    </style:style>
    <style:style style:name="P9" style:parent-style-name="Paragraphedeliste" style:family="paragraph">
      <style:text-properties fo:font-size="12pt" style:font-size-asian="12pt" style:font-size-complex="12pt"/>
    </style:style>
    <style:style style:name="P10" style:parent-style-name="Paragraphedeliste"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Paragraphedeliste" style:family="paragraph">
      <style:text-properties fo:font-size="12pt" style:font-size-asian="12pt" style:font-size-complex="12pt"/>
    </style:style>
    <style:style style:name="P13" style:parent-style-name="Paragraphedeliste" style:family="paragraph">
      <style:text-properties fo:font-size="12pt" style:font-size-asian="12pt" style:font-size-complex="12pt"/>
    </style:style>
    <style:style style:name="P14" style:parent-style-name="Paragraphedeliste"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Paragraphedeliste" style:family="paragraph">
      <style:text-properties fo:font-size="12pt" style:font-size-asian="12pt" style:font-size-complex="12pt"/>
    </style:style>
    <style:style style:name="P17" style:parent-style-name="Paragraphedeliste" style:family="paragraph">
      <style:text-properties fo:font-size="12pt" style:font-size-asian="12pt" style:font-size-complex="12pt"/>
    </style:style>
    <style:style style:name="P18" style:parent-style-name="Paragraphedeliste" style:family="paragraph">
      <style:text-properties fo:font-size="12pt" style:font-size-asian="12pt" style:font-size-complex="12pt"/>
    </style:style>
    <style:style style:name="P19" style:parent-style-name="Paragraphedeliste" style:family="paragraph">
      <style:text-properties fo:font-size="12pt" style:font-size-asian="12pt" style:font-size-complex="12pt"/>
    </style:style>
    <style:style style:name="P20" style:parent-style-name="Paragraphedeliste" style:family="paragraph">
      <style:text-properties fo:font-size="12pt" style:font-size-asian="12pt" style:font-size-complex="12pt"/>
    </style:style>
    <style:style style:name="P21" style:parent-style-name="Paragraphedeliste" style:family="paragraph">
      <style:text-properties fo:font-size="12pt" style:font-size-asian="12pt" style:font-size-complex="12pt"/>
    </style:style>
    <style:style style:name="P22" style:parent-style-name="Paragraphedeliste"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office:automatic-styles>
  <office:body>
    <office:text text:use-soft-page-breaks="true">
      <text:p text:style-name="P1">API 1 : Comptable</text:p>
      <text:p text:style-name="P2"/>
      <text:p text:style-name="P3">Prix antenne (HT)<text:s/>:<text:s/></text:p>
      <text:list text:style-name="LFO1" text:continue-numbering="true">
        <text:list-item>
          <text:p text:style-name="P4">Kit standard = Installation 500€ / coût mensuel 50€ par mois</text:p>
        </text:list-item>
        <text:list-item>
          <text:p text:style-name="P5">Kit haute perf = Installation 500€ / coût mensuel 120€ par mois<text:s/></text:p>
        </text:list-item>
        <text:list-item>
          <text:p text:style-name="P6">Kit haute perf mobile = Installation 500€ / coût mensuel 160€ par mois<text:s/><text:tab/></text:p>
        </text:list-item>
        <text:list-item>
          <text:p text:style-name="P7">Taxe différente selon le pays de l’acheteur<text:s/></text:p>
        </text:list-item>
        <text:list-item>
          <text:p text:style-name="P8">Livraison offerte</text:p>
        </text:list-item>
        <text:list-item>
          <text:p text:style-name="P9">3 mois offert sur l’abonnement lors de la première année si on s’engage à un an</text:p>
        </text:list-item>
      </text:list>
      <text:p text:style-name="P10"/>
      <text:p text:style-name="P11">Budget : (sur les 3 prochaines années)</text:p>
      <text:list text:style-name="LFO2" text:continue-numbering="true">
        <text:list-item>
          <text:p text:style-name="P12">Attente de 3 Millions de clients (3x plus que notre concurrent direct Starlink)</text:p>
        </text:list-item>
        <text:list-item>
          <text:p text:style-name="P13">3 Milliards de chiffre d’affaires</text:p>
        </text:list-item>
        <text:list-item>
          <text:p text:style-name="P14">250 Millions d’€ avancés par Boeing pour le projet</text:p>
        </text:list-item>
      </text:list>
      <text:p text:style-name="P15"/>
      <text:list text:style-name="LFO10" text:continue-numbering="true">
        <text:list-item>
          <text:p text:style-name="P16">Revenus :<text:s/>Vente d’antenne, vente du service mensuelle pour l’accès au réseau de satellite<text:s/></text:p>
        </text:list-item>
        <text:list-item>
          <text:p text:style-name="P17">Dépenses : Production des antennes, location des satellites auprès de Boeing, location des locaux, livraison des antennes, paiement des salariés (qui augmenteront au fil du temps avec la progression de l’entreprise), impôts et taxes.<text:s/><text:s/>Tout cela engendre des dépenses d’environ 220M d’€ ce qui nous laisse de la marge.<text:s/><text:tab/></text:p>
        </text:list-item>
        <text:list-item>
          <text:p text:style-name="P18">Revenus nets :<text:s/>En forme juridique SASU, nous payerons 28% d’impôt ce qui représente 840 Millions d’€ sur le chiffre d’affaires espéré les 3 prochaines années.<text:s/>Ce qui ferais un revenu net de 2.160Mds d’€.<text:s text:c="2"/></text:p>
        </text:list-item>
        <text:list-item>
          <text:p text:style-name="P19">Dépense fixe =<text:s/>Location des satellites et des locaux<text:s/></text:p>
        </text:list-item>
      </text:list>
      <text:p text:style-name="P20">Dépense variable =<text:s/>paiement des salaires, taxes, livraison des antennes</text:p>
      <text:p text:style-name="P21">Dépense occasionnelle<text:s/>=<text:s/>Dépense de fonction<text:s/>(véhicule, ordinateur …), déplacements</text:p>
      <text:list text:style-name="LFO10" text:continue-numbering="true">
        <text:list-item>
          <text:p text:style-name="P22">En réfléchissant de notre budget des sommes que l’on souhaite engranger il faudrait que l’on vende environ 500000 satellites ce qui représente 1/6 de notre objectif.<text:s/></text:p>
        </text:list-item>
      </text:list>
      <text:p text:style-name="P23"/>
      <text:p text:style-name="P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olas bachelin</meta:initial-creator>
    <dc:creator>nicolas bachelin</dc:creator>
    <meta:creation-date>2024-01-16T08:05:00Z</meta:creation-date>
    <dc:date>2024-01-16T15:37:00Z</dc:date>
    <meta:template xlink:href="Normal.dotm" xlink:type="simple"/>
    <meta:editing-cycles>1</meta:editing-cycles>
    <meta:editing-duration>PT20160S</meta:editing-duration>
    <meta:document-statistic meta:page-count="1" meta:paragraph-count="3" meta:word-count="243" meta:character-count="1580" meta:row-count="11" meta:non-whitespace-character-count="1340"/>
  </office:meta>
</office:document-meta>
</file>